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649_3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 Sustraída: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.22" calcext:value-type="float">
            <text:p>1.22</text:p>
          </table:table-cell>
          <table:table-cell office:value-type="float" office:value="87.65" calcext:value-type="float">
            <text:p>87.65</text:p>
          </table:table-cell>
          <table:table-cell/>
          <table:table-cell office:value-type="string" calcext:value-type="string">
            <text:p>174 kWh</text:p>
          </table:table-cell>
          <table:table-cell office:value-type="float" office:value="1060.22" calcext:value-type="float">
            <text:p>1060.22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1.22" calcext:value-type="float">
            <text:p>1.22</text:p>
          </table:table-cell>
          <table:table-cell table:number-columns-repeated="2"/>
          <table:table-cell office:value-type="float" office:value="-442.3" calcext:value-type="float">
            <text:p>-442.3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794.63" calcext:value-type="float">
            <text:p>794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27" calcext:value-type="float">
            <text:p>1.27</text:p>
          </table:table-cell>
          <table:table-cell office:value-type="float" office:value="87.32" calcext:value-type="float">
            <text:p>87.32</text:p>
          </table:table-cell>
          <table:table-cell/>
          <table:table-cell office:value-type="string" calcext:value-type="string">
            <text:p>244 kWh</text:p>
          </table:table-cell>
          <table:table-cell office:value-type="float" office:value="1565.41" calcext:value-type="float">
            <text:p>1565.41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12.92" calcext:value-type="float">
            <text:p>12.92</text:p>
          </table:table-cell>
          <table:table-cell table:number-columns-repeated="2"/>
          <table:table-cell office:value-type="float" office:value="-440.1" calcext:value-type="float">
            <text:p>-440.1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1306.5" calcext:value-type="float">
            <text:p>130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.76" calcext:value-type="float">
            <text:p>2.76</text:p>
          </table:table-cell>
          <table:table-cell office:value-type="float" office:value="86.96" calcext:value-type="float">
            <text:p>86.96</text:p>
          </table:table-cell>
          <table:table-cell/>
          <table:table-cell office:value-type="string" calcext:value-type="string">
            <text:p>252 kWh</text:p>
          </table:table-cell>
          <table:table-cell office:value-type="float" office:value="1616.88" calcext:value-type="float">
            <text:p>1616.88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5-12-2017</text:p>
          </table:table-cell>
          <table:table-cell office:value-type="float" office:value="13.45" calcext:value-type="float">
            <text:p>13.45</text:p>
          </table:table-cell>
          <table:table-cell table:number-columns-repeated="2"/>
          <table:table-cell office:value-type="float" office:value="-438.22" calcext:value-type="float">
            <text:p>-438.22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1361.19" calcext:value-type="float">
            <text:p>1361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87" calcext:value-type="float">
            <text:p>1.87</text:p>
          </table:table-cell>
          <table:table-cell office:value-type="float" office:value="86.6" calcext:value-type="float">
            <text:p>86.6</text:p>
          </table:table-cell>
          <table:table-cell/>
          <table:table-cell office:value-type="string" calcext:value-type="string">
            <text:p>229 kWh</text:p>
          </table:table-cell>
          <table:table-cell office:value-type="float" office:value="1444.17" calcext:value-type="float">
            <text:p>1444.17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1.73" calcext:value-type="float">
            <text:p>11.73</text:p>
          </table:table-cell>
          <table:table-cell table:number-columns-repeated="2"/>
          <table:table-cell office:value-type="float" office:value="-436.53" calcext:value-type="float">
            <text:p>-436.53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1186.87" calcext:value-type="float">
            <text:p>1186.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.39" calcext:value-type="float">
            <text:p>2.39</text:p>
          </table:table-cell>
          <table:table-cell office:value-type="float" office:value="86.25" calcext:value-type="float">
            <text:p>86.25</text:p>
          </table:table-cell>
          <table:table-cell/>
          <table:table-cell office:value-type="string" calcext:value-type="string">
            <text:p>205 kWh</text:p>
          </table:table-cell>
          <table:table-cell office:value-type="float" office:value="1265.93" calcext:value-type="float">
            <text:p>1265.93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9.96" calcext:value-type="float">
            <text:p>9.96</text:p>
          </table:table-cell>
          <table:table-cell table:number-columns-repeated="2"/>
          <table:table-cell office:value-type="float" office:value="-434.95" calcext:value-type="float">
            <text:p>-434.95</text:p>
          </table:table-cell>
          <table:table-cell/>
          <table:table-cell office:value-type="string" calcext:value-type="string">
            <text:p>T-J</text:p>
          </table:table-cell>
          <table:table-cell office:value-type="float" office:value="1008.29" calcext:value-type="float">
            <text:p>1008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/>
          <table:table-cell office:value-type="string" calcext:value-type="string">
            <text:p>183 kWh</text:p>
          </table:table-cell>
          <table:table-cell office:value-type="float" office:value="1103.38" calcext:value-type="float">
            <text:p>1103.38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12.68" calcext:value-type="float">
            <text:p>12.6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280.35" calcext:value-type="float">
            <text:p>1280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84" calcext:value-type="float">
            <text:p>0.84</text:p>
          </table:table-cell>
          <table:table-cell office:value-type="float" office:value="85.55" calcext:value-type="float">
            <text:p>85.55</text:p>
          </table:table-cell>
          <table:table-cell/>
          <table:table-cell office:value-type="string" calcext:value-type="string">
            <text:p>208 kWh</text:p>
          </table:table-cell>
          <table:table-cell office:value-type="float" office:value="1277.14" calcext:value-type="float">
            <text:p>1277.14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4.41" calcext:value-type="float">
            <text:p>14.4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456.01" calcext:value-type="float">
            <text:p>1456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.1" calcext:value-type="float">
            <text:p>1.1</text:p>
          </table:table-cell>
          <table:table-cell office:value-type="float" office:value="85.2" calcext:value-type="float">
            <text:p>85.2</text:p>
          </table:table-cell>
          <table:table-cell/>
          <table:table-cell office:value-type="string" calcext:value-type="string">
            <text:p>256 kWh</text:p>
          </table:table-cell>
          <table:table-cell office:value-type="float" office:value="1612.35" calcext:value-type="float">
            <text:p>1612.35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7.75" calcext:value-type="float">
            <text:p>17.7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794.15" calcext:value-type="float">
            <text:p>1794.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0.32" calcext:value-type="float">
            <text:p>0.32</text:p>
          </table:table-cell>
          <table:table-cell office:value-type="float" office:value="84.85" calcext:value-type="float">
            <text:p>84.85</text:p>
          </table:table-cell>
          <table:table-cell/>
          <table:table-cell office:value-type="string" calcext:value-type="string">
            <text:p>173 kWh</text:p>
          </table:table-cell>
          <table:table-cell office:value-type="float" office:value="1009.13" calcext:value-type="float">
            <text:p>1009.13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1.71" calcext:value-type="float">
            <text:p>11.7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83.43" calcext:value-type="float">
            <text:p>1183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45" calcext:value-type="float">
            <text:p>75.45</text:p>
          </table:table-cell>
          <table:table-cell office:value-type="float" office:value="0.58" calcext:value-type="float">
            <text:p>0.58</text:p>
          </table:table-cell>
          <table:table-cell office:value-type="float" office:value="29.87" calcext:value-type="float">
            <text:p>29.87</text:p>
          </table:table-cell>
          <table:table-cell/>
          <table:table-cell office:value-type="string" calcext:value-type="string">
            <text:p>111 kWh</text:p>
          </table:table-cell>
          <table:table-cell office:value-type="float" office:value="549.9" calcext:value-type="float">
            <text:p>549.9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3.41" calcext:value-type="float">
            <text:p>3.4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/>
          <table:table-cell office:value-type="float" office:value="-289.9" calcext:value-type="float">
            <text:p>-289.9</text:p>
          </table:table-cell>
          <table:table-cell office:value-type="string" calcext:value-type="string">
            <text:p>T-0</text:p>
          </table:table-cell>
          <table:table-cell office:value-type="float" office:value="345.44" calcext:value-type="float">
            <text:p>345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13" calcext:value-type="float">
            <text:p>75.13</text:p>
          </table:table-cell>
          <table:table-cell office:value-type="float" office:value="0.95" calcext:value-type="float">
            <text:p>0.95</text:p>
          </table:table-cell>
          <table:table-cell office:value-type="float" office:value="29.75" calcext:value-type="float">
            <text:p>29.75</text:p>
          </table:table-cell>
          <table:table-cell/>
          <table:table-cell office:value-type="string" calcext:value-type="string">
            <text:p>132 kWh</text:p>
          </table:table-cell>
          <table:table-cell office:value-type="float" office:value="700.44" calcext:value-type="float">
            <text:p>700.44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4.12" calcext:value-type="float">
            <text:p>4.12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/>
          <table:table-cell office:value-type="float" office:value="-369.25" calcext:value-type="float">
            <text:p>-369.25</text:p>
          </table:table-cell>
          <table:table-cell office:value-type="string" calcext:value-type="string">
            <text:p>T-0</text:p>
          </table:table-cell>
          <table:table-cell office:value-type="float" office:value="417.37" calcext:value-type="float">
            <text:p>417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83" calcext:value-type="float">
            <text:p>74.83</text:p>
          </table:table-cell>
          <table:table-cell office:value-type="float" office:value="0.22" calcext:value-type="float">
            <text:p>0.22</text:p>
          </table:table-cell>
          <table:table-cell office:value-type="float" office:value="29.63" calcext:value-type="float">
            <text:p>29.63</text:p>
          </table:table-cell>
          <table:table-cell/>
          <table:table-cell office:value-type="string" calcext:value-type="string">
            <text:p>110 kWh</text:p>
          </table:table-cell>
          <table:table-cell office:value-type="float" office:value="538.16" calcext:value-type="float">
            <text:p>538.16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3.35" calcext:value-type="float">
            <text:p>3.3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283.71" calcext:value-type="float">
            <text:p>-283.71</text:p>
          </table:table-cell>
          <table:table-cell office:value-type="string" calcext:value-type="string">
            <text:p>T-0</text:p>
          </table:table-cell>
          <table:table-cell office:value-type="float" office:value="338.8" calcext:value-type="float">
            <text:p>33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03:43.707000000</meta:creation-date>
    <dc:date>2018-03-26T07:08:12.527000000</dc:date>
    <meta:editing-duration>PT4M29S</meta:editing-duration>
    <meta:editing-cycles>1</meta:editing-cycles>
    <meta:document-statistic meta:table-count="1" meta:cell-count="160" meta:object-count="0"/>
    <meta:generator>LibreOffice/5.3.4.2$Windows_x86 LibreOffice_project/f82d347ccc0be322489bf7da61d7e4ad13fe2ff3</meta:generator>
  </office:meta>
</office:document-meta>
</file>